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solid" draw:fill-color="#ffff00" fo:min-height="3.655cm"/>
    </style:style>
    <style:style style:name="gr5" style:family="graphic" style:parent-style-name="standard" style:list-style-name="L1">
      <style:graphic-properties draw:stroke="none" svg:stroke-color="#000000" draw:fill="solid" draw:fill-color="#ffff00" fo:min-height="0.95cm"/>
    </style:style>
    <style:style style:name="gr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7" style:family="graphic" style:parent-style-name="standard" style:list-style-name="L1">
      <style:graphic-properties draw:stroke="none" svg:stroke-color="#000000" draw:fill="solid" draw:fill-color="#ffff00" fo:min-height="1.473cm"/>
    </style:style>
    <style:style style:name="gr8" style:family="graphic" style:parent-style-name="objectwithoutfill">
      <style:graphic-properties draw:stroke="dash" draw:stroke-dash="Ultrafine_20_Dashed" svg:stroke-width="0.1cm" svg:stroke-color="#cccc00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style:font-name="Courier New"/>
    </style:style>
    <style:style style:name="P3" style:family="paragraph">
      <style:text-properties style:font-name="Courier New" fo:font-size="18pt" style:letter-kerning="true" style:font-name-asian="Droid Sans Fallback" style:font-size-asian="18pt" style:font-name-complex="FreeSans" style:font-size-complex="18pt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ff0000" style:font-name="Courier New" fo:font-weight="bold" style:font-weight-asian="bold" style:font-weight-complex="bold"/>
    </style:style>
    <style:style style:name="T3" style:family="text">
      <style:text-properties style:font-name="Courier New"/>
    </style:style>
    <style:style style:name="T4" style:family="text">
      <style:text-properties fo:color="#008000" style:font-name="Courier New" fo:font-weight="bold" style:font-weight-asian="bold" style:font-weight-complex="bold"/>
    </style:style>
    <style:style style:name="T5" style:family="text">
      <style:text-properties style:font-name="Courier New" fo:font-weight="bold" style:font-weight-asian="bold" style:font-weight-complex="bold"/>
    </style:style>
    <style:style style:name="T6" style:family="text">
      <style:text-properties fo:color="#ff00ff" style:font-name="Courier New" fo:font-weight="bold" style:font-weight-asian="bold" style:font-weight-complex="bold"/>
    </style:style>
    <style:style style:name="T7" style:family="text">
      <style:text-properties fo:color="#008000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00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6.1cm" svg:height="3.2cm" svg:x="19.1cm" svg:y="9.3cm">
          <text:p text:style-name="P1">&lt;&lt;container&gt;&gt;</text:p>
          <text:p text:style-name="P1">coolAppDb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6.1cm" svg:height="3.2cm" svg:x="19cm" svg:y="2cm">
          <text:p text:style-name="P1">&lt;&lt;image&gt;&gt;</text:p>
          <text:p text:style-name="P1">Postgres:9.0.0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6.1cm" svg:height="3.2cm" svg:x="4.1cm" svg:y="2cm">
          <text:p text:style-name="P1">&lt;&lt;image&gt;&gt;</text:p>
          <text:p text:style-name="P1">CoolApp:3.0.0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6.1cm" svg:height="3.2cm" svg:x="4.1cm" svg:y="9.4cm">
          <text:p text:style-name="P1">&lt;&lt;container&gt;&gt;</text:p>
          <text:p text:style-name="P1">coolApp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2cm" svg:y1="11cm" svg:x2="19.1cm" svg:y2="10.9cm" draw:start-shape="id1" draw:start-glue-point="1" draw:end-shape="id2" draw:end-glue-point="3" svg:d="M10200 11000l8900-100" svg:viewBox="0 0 8901 101">
          <text:p text:style-name="P1">&lt;&lt;linked to&gt;&gt;</text:p>
          <text:p text:style-name="P1">coolAppDb:<text:span text:style-name="T1">db</text:span></text:p>
          <text:p text:style-name="P1">&lt;container&gt;:&lt;alias&gt;</text:p>
        </draw:connector>
        <draw:frame draw:style-name="gr4" draw:text-style-name="P2" xml:id="id7" draw:id="id7" draw:layer="layout" svg:width="15.5cm" svg:height="3.905cm" svg:x="1.5cm" svg:y="14.7cm">
          <draw:text-box>
            <text:p text:style-name="P2"><text:span text:style-name="T2">DB</text:span><text:span text:style-name="T3">_NAME=/coolApp/db</text:span></text:p>
            <text:p text:style-name="P2"><text:span text:style-name="T2">DB</text:span><text:span text:style-name="T3">_PORT_</text:span><text:span text:style-name="T4">5432</text:span><text:span text:style-name="T3">_TCP=tcp://</text:span><text:span text:style-name="T5">172.17.0.5</text:span><text:span text:style-name="T3">:</text:span><text:span text:style-name="T6">46324</text:span></text:p>
            <text:p text:style-name="P2"><text:span text:style-name="T2">DB</text:span><text:span text:style-name="T3">_PORT_</text:span><text:span text:style-name="T4">5432</text:span><text:span text:style-name="T3">_TCP_ADDR=</text:span><text:span text:style-name="T5">172.17.0.5</text:span></text:p>
            <text:p text:style-name="P2"><text:span text:style-name="T2">DB</text:span><text:span text:style-name="T3">_PORT_</text:span><text:span text:style-name="T4">5432</text:span><text:span text:style-name="T3">_TCP_PORT=</text:span><text:span text:style-name="T6">46324</text:span></text:p>
            <text:p text:style-name="P2"><text:span text:style-name="T2">DB</text:span><text:span text:style-name="T3">_PORT_</text:span><text:span text:style-name="T4">5432</text:span><text:span text:style-name="T3">_TCP_PROTO=tcp</text:span></text:p>
          </draw:text-box>
        </draw:frame>
        <draw:frame draw:style-name="gr5" draw:text-style-name="P3" xml:id="id5" draw:id="id5" draw:layer="layout" svg:width="4.7cm" svg:height="1.2cm" svg:x="12.9cm" svg:y="2.6cm">
          <draw:text-box>
            <text:p text:style-name="P3">Expose=<text:span text:style-name="T7">5432</text:span></text:p>
          </draw:text-box>
        </draw:frame>
        <draw:connector draw:style-name="gr6" draw:text-style-name="P1" draw:layer="layout" draw:type="line" svg:x1="7.15cm" svg:y1="9.4cm" svg:x2="7.15cm" svg:y2="5.2cm" draw:start-shape="id1" draw:start-glue-point="0" draw:end-shape="id3" svg:d="M7150 9400v-4200" svg:viewBox="0 0 1 4201">
          <text:p/>
        </draw:connector>
        <draw:connector draw:style-name="gr6" draw:text-style-name="P1" draw:layer="layout" draw:type="line" svg:x1="22.15cm" svg:y1="9.3cm" svg:x2="22.05cm" svg:y2="5.2cm" draw:start-shape="id2" draw:start-glue-point="0" draw:end-shape="id4" draw:end-glue-point="2" svg:d="M22150 9300l-100-4100" svg:viewBox="0 0 101 4101">
          <text:p/>
        </draw:connector>
        <draw:frame draw:style-name="gr7" draw:text-style-name="P3" xml:id="id6" draw:id="id6" draw:layer="layout" svg:width="6.7cm" svg:height="1.723cm" svg:x="19.8cm" svg:y="14.2cm">
          <draw:text-box>
            <text:p text:style-name="P3">Bound to <text:span text:style-name="T8">172.17.0.5</text:span>:<text:span text:style-name="T9">46324</text:span></text:p>
          </draw:text-box>
        </draw:frame>
        <draw:connector draw:style-name="gr8" draw:text-style-name="P1" draw:layer="layout" draw:type="line" svg:x1="17.6cm" svg:y1="3.2cm" svg:x2="19cm" svg:y2="3.6cm" draw:start-shape="id5" draw:start-glue-point="1" draw:end-shape="id4" draw:end-glue-point="3" svg:d="M17600 3200l1400 400" svg:viewBox="0 0 1401 401">
          <text:p/>
        </draw:connector>
        <draw:connector draw:style-name="gr8" draw:text-style-name="P1" draw:layer="layout" draw:type="line" svg:x1="23.15cm" svg:y1="14.2cm" svg:x2="22.15cm" svg:y2="12.5cm" draw:start-shape="id6" draw:start-glue-point="0" draw:end-shape="id2" draw:end-glue-point="2" svg:d="M23150 14200l-1000-1700" svg:viewBox="0 0 1001 1701">
          <text:p/>
        </draw:connector>
        <draw:connector draw:style-name="gr8" draw:text-style-name="P1" draw:layer="layout" draw:type="line" svg:x1="9.25cm" svg:y1="14.7cm" svg:x2="7.15cm" svg:y2="12.6cm" draw:start-shape="id7" draw:start-glue-point="0" draw:end-shape="id1" draw:end-glue-point="2" svg:d="M9250 14700l-2100-2100" svg:viewBox="0 0 2101 2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0T11:13:35.224501795</meta:creation-date>
    <dc:date>2015-01-12T12:22:36.362835811</dc:date>
    <meta:editing-duration>PT13M22S</meta:editing-duration>
    <meta:editing-cycles>2</meta:editing-cycles>
    <meta:generator>LibreOffice/4.2.7.2$Linux_X86_64 LibreOffice_project/420m0$Build-2</meta:generator>
    <dc:creator>Daniele Demichelis</dc:creator>
    <meta:document-statistic meta:object-count="13"/>
  </office:meta>
</office:document-meta>
</file>